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fo:font-size="24pt" style:font-size-asian="24pt" style:font-size-complex="2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6.252cm" svg:y="0.392cm">
            <draw:object draw:notify-on-update-of-ranges="Foglio1.E1:Foglio1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4]*[.D1]*[.D1]*[.D1]+[.$B$5]*[.D1]*[.D1]+[.$B$6]*[.D1]+[.$B$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4]*[.D2]*[.D2]*[.D2]+[.$B$5]*[.D2]*[.D2]+[.$B$6]*[.D2]+[.$B$7]" office:value-type="float" office:value="0.00199" calcext:value-type="float">
            <text:p>0,00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4]*[.D3]*[.D3]*[.D3]+[.$B$5]*[.D3]*[.D3]+[.$B$6]*[.D3]+[.$B$7]" office:value-type="float" office:value="0.00792" calcext:value-type="float">
            <text:p>0,0079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 ([.B9]-[.B6]- 2*([.B2]-[.B6]*[.A2]-[.B7])/[.A2]  )/([.A2]*[.A2])" office:value-type="float" office:value="-0.00001" calcext:value-type="float">
            <text:p>-0,0000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$4]*[.D4]*[.D4]*[.D4]+[.$B$5]*[.D4]*[.D4]+[.$B$6]*[.D4]+[.$B$7]" office:value-type="float" office:value="0.01773" calcext:value-type="float">
            <text:p>0,01773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formula="of:=([.B2]-[.B6]*[.A2]-[.B7])/([.A2]*[.A2])-[.B4]*[.A2]" office:value-type="float" office:value="0.002" calcext:value-type="float">
            <text:p>0,00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4]*[.D5]*[.D5]*[.D5]+[.$B$5]*[.D5]*[.D5]+[.$B$6]*[.D5]+[.$B$7]" office:value-type="float" office:value="0.03136" calcext:value-type="float">
            <text:p>0,03136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$4]*[.D6]*[.D6]*[.D6]+[.$B$5]*[.D6]*[.D6]+[.$B$6]*[.D6]+[.$B$7]" office:value-type="float" office:value="0.04875" calcext:value-type="float">
            <text:p>0,04875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formula="of:=[.B1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B$4]*[.D7]*[.D7]*[.D7]+[.$B$5]*[.D7]*[.D7]+[.$B$6]*[.D7]+[.$B$7]" office:value-type="float" office:value="0.06984" calcext:value-type="float">
            <text:p>0,06984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formula="of:=[.$B$4]*[.D8]*[.D8]*[.D8]+[.$B$5]*[.D8]*[.D8]+[.$B$6]*[.D8]+[.$B$7]" office:value-type="float" office:value="0.09457" calcext:value-type="float">
            <text:p>0,09457</text:p>
          </table:table-cell>
        </table:table-row>
        <table:table-row table:style-name="ro2">
          <table:table-cell office:value-type="string" calcext:value-type="string">
            <text:p>derivata z i+1</text:p>
          </table:table-cell>
          <table:table-cell table:formula="of:=([.B3]-[.B1])/[.A3]" office:value-type="float" office:value="0.1" calcext:value-type="float">
            <text:p>0,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4]*[.D9]*[.D9]*[.D9]+[.$B$5]*[.D9]*[.D9]+[.$B$6]*[.D9]+[.$B$7]" office:value-type="float" office:value="0.12288" calcext:value-type="float">
            <text:p>0,12288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formula="of:=[.$B$4]*[.D10]*[.D10]*[.D10]+[.$B$5]*[.D10]*[.D10]+[.$B$6]*[.D10]+[.$B$7]" office:value-type="float" office:value="0.15471" calcext:value-type="float">
            <text:p>0,15471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formula="of:=[.$B$4]*[.D11]*[.D11]*[.D11]+[.$B$5]*[.D11]*[.D11]+[.$B$6]*[.D11]+[.$B$7]" office:value-type="float" office:value="0.19" calcext:value-type="float">
            <text:p>0,19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formula="of:=[.$B$4]*[.D12]*[.D12]*[.D12]+[.$B$5]*[.D12]*[.D12]+[.$B$6]*[.D12]+[.$B$7]" office:value-type="float" office:value="0.22869" calcext:value-type="float">
            <text:p>0,22869</text:p>
          </table:table-cell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formula="of:=[.$B$4]*[.D13]*[.D13]*[.D13]+[.$B$5]*[.D13]*[.D13]+[.$B$6]*[.D13]+[.$B$7]" office:value-type="float" office:value="0.27072" calcext:value-type="float">
            <text:p>0,27072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formula="of:=[.$B$4]*[.D14]*[.D14]*[.D14]+[.$B$5]*[.D14]*[.D14]+[.$B$6]*[.D14]+[.$B$7]" office:value-type="float" office:value="0.31603" calcext:value-type="float">
            <text:p>0,31603</text:p>
          </table:table-cell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formula="of:=[.$B$4]*[.D15]*[.D15]*[.D15]+[.$B$5]*[.D15]*[.D15]+[.$B$6]*[.D15]+[.$B$7]" office:value-type="float" office:value="0.36456" calcext:value-type="float">
            <text:p>0,36456</text:p>
          </table:table-cell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table:formula="of:=[.$B$4]*[.D16]*[.D16]*[.D16]+[.$B$5]*[.D16]*[.D16]+[.$B$6]*[.D16]+[.$B$7]" office:value-type="float" office:value="0.41625" calcext:value-type="float">
            <text:p>0,41625</text:p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[.$B$4]*[.D17]*[.D17]*[.D17]+[.$B$5]*[.D17]*[.D17]+[.$B$6]*[.D17]+[.$B$7]" office:value-type="float" office:value="0.47104" calcext:value-type="float">
            <text:p>0,47104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[.$B$4]*[.D18]*[.D18]*[.D18]+[.$B$5]*[.D18]*[.D18]+[.$B$6]*[.D18]+[.$B$7]" office:value-type="float" office:value="0.52887" calcext:value-type="float">
            <text:p>0,52887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formula="of:=[.$B$4]*[.D19]*[.D19]*[.D19]+[.$B$5]*[.D19]*[.D19]+[.$B$6]*[.D19]+[.$B$7]" office:value-type="float" office:value="0.58968" calcext:value-type="float">
            <text:p>0,58968</text:p>
          </table:table-cell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 table:formula="of:=[.$B$4]*[.D20]*[.D20]*[.D20]+[.$B$5]*[.D20]*[.D20]+[.$B$6]*[.D20]+[.$B$7]" office:value-type="float" office:value="0.65341" calcext:value-type="float">
            <text:p>0,65341</text:p>
          </table:table-cell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formula="of:=[.$B$4]*[.D21]*[.D21]*[.D21]+[.$B$5]*[.D21]*[.D21]+[.$B$6]*[.D21]+[.$B$7]" office:value-type="float" office:value="0.72" calcext:value-type="float">
            <text:p>0,72</text:p>
          </table:table-cell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 table:formula="of:=[.$B$4]*[.D22]*[.D22]*[.D22]+[.$B$5]*[.D22]*[.D22]+[.$B$6]*[.D22]+[.$B$7]" office:value-type="float" office:value="0.78939" calcext:value-type="float">
            <text:p>0,78939</text:p>
          </table:table-cell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formula="of:=[.$B$4]*[.D23]*[.D23]*[.D23]+[.$B$5]*[.D23]*[.D23]+[.$B$6]*[.D23]+[.$B$7]" office:value-type="float" office:value="0.86152" calcext:value-type="float">
            <text:p>0,86152</text:p>
          </table:table-cell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table:formula="of:=[.$B$4]*[.D24]*[.D24]*[.D24]+[.$B$5]*[.D24]*[.D24]+[.$B$6]*[.D24]+[.$B$7]" office:value-type="float" office:value="0.93633" calcext:value-type="float">
            <text:p>0,93633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formula="of:=[.$B$4]*[.D25]*[.D25]*[.D25]+[.$B$5]*[.D25]*[.D25]+[.$B$6]*[.D25]+[.$B$7]" office:value-type="float" office:value="1.01376" calcext:value-type="float">
            <text:p>1,01376</text:p>
          </table:table-cell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table:formula="of:=[.$B$4]*[.D26]*[.D26]*[.D26]+[.$B$5]*[.D26]*[.D26]+[.$B$6]*[.D26]+[.$B$7]" office:value-type="float" office:value="1.09375" calcext:value-type="float">
            <text:p>1,09375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formula="of:=[.$B$4]*[.D27]*[.D27]*[.D27]+[.$B$5]*[.D27]*[.D27]+[.$B$6]*[.D27]+[.$B$7]" office:value-type="float" office:value="1.17624" calcext:value-type="float">
            <text:p>1,17624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table:formula="of:=[.$B$4]*[.D28]*[.D28]*[.D28]+[.$B$5]*[.D28]*[.D28]+[.$B$6]*[.D28]+[.$B$7]" office:value-type="float" office:value="1.26117" calcext:value-type="float">
            <text:p>1,26117</text:p>
          </table:table-cell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formula="of:=[.$B$4]*[.D29]*[.D29]*[.D29]+[.$B$5]*[.D29]*[.D29]+[.$B$6]*[.D29]+[.$B$7]" office:value-type="float" office:value="1.34848" calcext:value-type="float">
            <text:p>1,34848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formula="of:=[.$B$4]*[.D30]*[.D30]*[.D30]+[.$B$5]*[.D30]*[.D30]+[.$B$6]*[.D30]+[.$B$7]" office:value-type="float" office:value="1.43811" calcext:value-type="float">
            <text:p>1,43811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formula="of:=[.$B$4]*[.D31]*[.D31]*[.D31]+[.$B$5]*[.D31]*[.D31]+[.$B$6]*[.D31]+[.$B$7]" office:value-type="float" office:value="1.53" calcext:value-type="float">
            <text:p>1,53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table:formula="of:=[.$B$4]*[.D32]*[.D32]*[.D32]+[.$B$5]*[.D32]*[.D32]+[.$B$6]*[.D32]+[.$B$7]" office:value-type="float" office:value="1.62409" calcext:value-type="float">
            <text:p>1,62409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formula="of:=[.$B$4]*[.D33]*[.D33]*[.D33]+[.$B$5]*[.D33]*[.D33]+[.$B$6]*[.D33]+[.$B$7]" office:value-type="float" office:value="1.72032" calcext:value-type="float">
            <text:p>1,72032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table:formula="of:=[.$B$4]*[.D34]*[.D34]*[.D34]+[.$B$5]*[.D34]*[.D34]+[.$B$6]*[.D34]+[.$B$7]" office:value-type="float" office:value="1.81863" calcext:value-type="float">
            <text:p>1,81863</text:p>
          </table:table-cell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table:formula="of:=[.$B$4]*[.D35]*[.D35]*[.D35]+[.$B$5]*[.D35]*[.D35]+[.$B$6]*[.D35]+[.$B$7]" office:value-type="float" office:value="1.91896" calcext:value-type="float">
            <text:p>1,91896</text:p>
          </table:table-cell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table:formula="of:=[.$B$4]*[.D36]*[.D36]*[.D36]+[.$B$5]*[.D36]*[.D36]+[.$B$6]*[.D36]+[.$B$7]" office:value-type="float" office:value="2.02125" calcext:value-type="float">
            <text:p>2,02125</text:p>
          </table:table-cell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table:formula="of:=[.$B$4]*[.D37]*[.D37]*[.D37]+[.$B$5]*[.D37]*[.D37]+[.$B$6]*[.D37]+[.$B$7]" office:value-type="float" office:value="2.12544" calcext:value-type="float">
            <text:p>2,12544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table:formula="of:=[.$B$4]*[.D38]*[.D38]*[.D38]+[.$B$5]*[.D38]*[.D38]+[.$B$6]*[.D38]+[.$B$7]" office:value-type="float" office:value="2.23147" calcext:value-type="float">
            <text:p>2,23147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table:formula="of:=[.$B$4]*[.D39]*[.D39]*[.D39]+[.$B$5]*[.D39]*[.D39]+[.$B$6]*[.D39]+[.$B$7]" office:value-type="float" office:value="2.33928" calcext:value-type="float">
            <text:p>2,33928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table:formula="of:=[.$B$4]*[.D40]*[.D40]*[.D40]+[.$B$5]*[.D40]*[.D40]+[.$B$6]*[.D40]+[.$B$7]" office:value-type="float" office:value="2.44881" calcext:value-type="float">
            <text:p>2,44881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table:formula="of:=[.$B$4]*[.D41]*[.D41]*[.D41]+[.$B$5]*[.D41]*[.D41]+[.$B$6]*[.D41]+[.$B$7]" office:value-type="float" office:value="2.56" calcext:value-type="float">
            <text:p>2,56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table:formula="of:=[.$B$4]*[.D42]*[.D42]*[.D42]+[.$B$5]*[.D42]*[.D42]+[.$B$6]*[.D42]+[.$B$7]" office:value-type="float" office:value="2.67279" calcext:value-type="float">
            <text:p>2,67279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table:formula="of:=[.$B$4]*[.D43]*[.D43]*[.D43]+[.$B$5]*[.D43]*[.D43]+[.$B$6]*[.D43]+[.$B$7]" office:value-type="float" office:value="2.78712" calcext:value-type="float">
            <text:p>2,78712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table:formula="of:=[.$B$4]*[.D44]*[.D44]*[.D44]+[.$B$5]*[.D44]*[.D44]+[.$B$6]*[.D44]+[.$B$7]" office:value-type="float" office:value="2.90293" calcext:value-type="float">
            <text:p>2,90293</text:p>
          </table:table-cell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table:formula="of:=[.$B$4]*[.D45]*[.D45]*[.D45]+[.$B$5]*[.D45]*[.D45]+[.$B$6]*[.D45]+[.$B$7]" office:value-type="float" office:value="3.02016" calcext:value-type="float">
            <text:p>3,02016</text:p>
          </table:table-cell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 table:formula="of:=[.$B$4]*[.D46]*[.D46]*[.D46]+[.$B$5]*[.D46]*[.D46]+[.$B$6]*[.D46]+[.$B$7]" office:value-type="float" office:value="3.13875" calcext:value-type="float">
            <text:p>3,13875</text:p>
          </table:table-cell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 table:formula="of:=[.$B$4]*[.D47]*[.D47]*[.D47]+[.$B$5]*[.D47]*[.D47]+[.$B$6]*[.D47]+[.$B$7]" office:value-type="float" office:value="3.25864" calcext:value-type="float">
            <text:p>3,25864</text:p>
          </table:table-cell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 table:formula="of:=[.$B$4]*[.D48]*[.D48]*[.D48]+[.$B$5]*[.D48]*[.D48]+[.$B$6]*[.D48]+[.$B$7]" office:value-type="float" office:value="3.37977" calcext:value-type="float">
            <text:p>3,37977</text:p>
          </table:table-cell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table:formula="of:=[.$B$4]*[.D49]*[.D49]*[.D49]+[.$B$5]*[.D49]*[.D49]+[.$B$6]*[.D49]+[.$B$7]" office:value-type="float" office:value="3.50208" calcext:value-type="float">
            <text:p>3,50208</text:p>
          </table:table-cell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 table:formula="of:=[.$B$4]*[.D50]*[.D50]*[.D50]+[.$B$5]*[.D50]*[.D50]+[.$B$6]*[.D50]+[.$B$7]" office:value-type="float" office:value="3.62551" calcext:value-type="float">
            <text:p>3,62551</text:p>
          </table:table-cell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table:formula="of:=[.$B$4]*[.D51]*[.D51]*[.D51]+[.$B$5]*[.D51]*[.D51]+[.$B$6]*[.D51]+[.$B$7]" office:value-type="float" office:value="3.75" calcext:value-type="float">
            <text:p>3,75</text:p>
          </table:table-cell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 table:formula="of:=[.$B$4]*[.D52]*[.D52]*[.D52]+[.$B$5]*[.D52]*[.D52]+[.$B$6]*[.D52]+[.$B$7]" office:value-type="float" office:value="3.87549" calcext:value-type="float">
            <text:p>3,87549</text:p>
          </table:table-cell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table:formula="of:=[.$B$4]*[.D53]*[.D53]*[.D53]+[.$B$5]*[.D53]*[.D53]+[.$B$6]*[.D53]+[.$B$7]" office:value-type="float" office:value="4.00192" calcext:value-type="float">
            <text:p>4,00192</text:p>
          </table:table-cell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 table:formula="of:=[.$B$4]*[.D54]*[.D54]*[.D54]+[.$B$5]*[.D54]*[.D54]+[.$B$6]*[.D54]+[.$B$7]" office:value-type="float" office:value="4.12923" calcext:value-type="float">
            <text:p>4,12923</text:p>
          </table:table-cell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table:formula="of:=[.$B$4]*[.D55]*[.D55]*[.D55]+[.$B$5]*[.D55]*[.D55]+[.$B$6]*[.D55]+[.$B$7]" office:value-type="float" office:value="4.25736" calcext:value-type="float">
            <text:p>4,25736</text:p>
          </table:table-cell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 table:formula="of:=[.$B$4]*[.D56]*[.D56]*[.D56]+[.$B$5]*[.D56]*[.D56]+[.$B$6]*[.D56]+[.$B$7]" office:value-type="float" office:value="4.38625" calcext:value-type="float">
            <text:p>4,38625</text:p>
          </table:table-cell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table:formula="of:=[.$B$4]*[.D57]*[.D57]*[.D57]+[.$B$5]*[.D57]*[.D57]+[.$B$6]*[.D57]+[.$B$7]" office:value-type="float" office:value="4.51584" calcext:value-type="float">
            <text:p>4,51584</text:p>
          </table:table-cell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 table:formula="of:=[.$B$4]*[.D58]*[.D58]*[.D58]+[.$B$5]*[.D58]*[.D58]+[.$B$6]*[.D58]+[.$B$7]" office:value-type="float" office:value="4.64607" calcext:value-type="float">
            <text:p>4,64607</text:p>
          </table:table-cell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 table:formula="of:=[.$B$4]*[.D59]*[.D59]*[.D59]+[.$B$5]*[.D59]*[.D59]+[.$B$6]*[.D59]+[.$B$7]" office:value-type="float" office:value="4.77688" calcext:value-type="float">
            <text:p>4,77688</text:p>
          </table:table-cell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 table:formula="of:=[.$B$4]*[.D60]*[.D60]*[.D60]+[.$B$5]*[.D60]*[.D60]+[.$B$6]*[.D60]+[.$B$7]" office:value-type="float" office:value="4.90821" calcext:value-type="float">
            <text:p>4,90821</text:p>
          </table:table-cell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table:formula="of:=[.$B$4]*[.D61]*[.D61]*[.D61]+[.$B$5]*[.D61]*[.D61]+[.$B$6]*[.D61]+[.$B$7]" office:value-type="float" office:value="5.04" calcext:value-type="float">
            <text:p>5,04</text:p>
          </table:table-cell>
        </table:table-row>
        <table:table-row table:style-name="ro2">
          <table:table-cell table:number-columns-repeated="3"/>
          <table:table-cell office:value-type="float" office:value="61" calcext:value-type="float">
            <text:p>61</text:p>
          </table:table-cell>
          <table:table-cell table:formula="of:=[.$B$4]*[.D62]*[.D62]*[.D62]+[.$B$5]*[.D62]*[.D62]+[.$B$6]*[.D62]+[.$B$7]" office:value-type="float" office:value="5.17219" calcext:value-type="float">
            <text:p>5,17219</text:p>
          </table:table-cell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table:formula="of:=[.$B$4]*[.D63]*[.D63]*[.D63]+[.$B$5]*[.D63]*[.D63]+[.$B$6]*[.D63]+[.$B$7]" office:value-type="float" office:value="5.30472" calcext:value-type="float">
            <text:p>5,30472</text:p>
          </table:table-cell>
        </table:table-row>
        <table:table-row table:style-name="ro2">
          <table:table-cell table:number-columns-repeated="3"/>
          <table:table-cell office:value-type="float" office:value="63" calcext:value-type="float">
            <text:p>63</text:p>
          </table:table-cell>
          <table:table-cell table:formula="of:=[.$B$4]*[.D64]*[.D64]*[.D64]+[.$B$5]*[.D64]*[.D64]+[.$B$6]*[.D64]+[.$B$7]" office:value-type="float" office:value="5.43753" calcext:value-type="float">
            <text:p>5,43753</text:p>
          </table:table-cell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table:formula="of:=[.$B$4]*[.D65]*[.D65]*[.D65]+[.$B$5]*[.D65]*[.D65]+[.$B$6]*[.D65]+[.$B$7]" office:value-type="float" office:value="5.57056" calcext:value-type="float">
            <text:p>5,57056</text:p>
          </table:table-cell>
        </table:table-row>
        <table:table-row table:style-name="ro2">
          <table:table-cell table:number-columns-repeated="3"/>
          <table:table-cell office:value-type="float" office:value="65" calcext:value-type="float">
            <text:p>65</text:p>
          </table:table-cell>
          <table:table-cell table:formula="of:=[.$B$4]*[.D66]*[.D66]*[.D66]+[.$B$5]*[.D66]*[.D66]+[.$B$6]*[.D66]+[.$B$7]" office:value-type="float" office:value="5.70375" calcext:value-type="float">
            <text:p>5,70375</text:p>
          </table:table-cell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formula="of:=[.$B$4]*[.D67]*[.D67]*[.D67]+[.$B$5]*[.D67]*[.D67]+[.$B$6]*[.D67]+[.$B$7]" office:value-type="float" office:value="5.83704" calcext:value-type="float">
            <text:p>5,83704</text:p>
          </table:table-cell>
        </table:table-row>
        <table:table-row table:style-name="ro2">
          <table:table-cell table:number-columns-repeated="3"/>
          <table:table-cell office:value-type="float" office:value="67" calcext:value-type="float">
            <text:p>67</text:p>
          </table:table-cell>
          <table:table-cell table:formula="of:=[.$B$4]*[.D68]*[.D68]*[.D68]+[.$B$5]*[.D68]*[.D68]+[.$B$6]*[.D68]+[.$B$7]" office:value-type="float" office:value="5.97037" calcext:value-type="float">
            <text:p>5,97037</text:p>
          </table:table-cell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table:formula="of:=[.$B$4]*[.D69]*[.D69]*[.D69]+[.$B$5]*[.D69]*[.D69]+[.$B$6]*[.D69]+[.$B$7]" office:value-type="float" office:value="6.10368" calcext:value-type="float">
            <text:p>6,10368</text:p>
          </table:table-cell>
        </table:table-row>
        <table:table-row table:style-name="ro2">
          <table:table-cell table:number-columns-repeated="3"/>
          <table:table-cell office:value-type="float" office:value="69" calcext:value-type="float">
            <text:p>69</text:p>
          </table:table-cell>
          <table:table-cell table:formula="of:=[.$B$4]*[.D70]*[.D70]*[.D70]+[.$B$5]*[.D70]*[.D70]+[.$B$6]*[.D70]+[.$B$7]" office:value-type="float" office:value="6.23691" calcext:value-type="float">
            <text:p>6,23691</text:p>
          </table:table-cell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formula="of:=[.$B$4]*[.D71]*[.D71]*[.D71]+[.$B$5]*[.D71]*[.D71]+[.$B$6]*[.D71]+[.$B$7]" office:value-type="float" office:value="6.37" calcext:value-type="float">
            <text:p>6,37</text:p>
          </table:table-cell>
        </table:table-row>
        <table:table-row table:style-name="ro2">
          <table:table-cell table:number-columns-repeated="3"/>
          <table:table-cell office:value-type="float" office:value="71" calcext:value-type="float">
            <text:p>71</text:p>
          </table:table-cell>
          <table:table-cell table:formula="of:=[.$B$4]*[.D72]*[.D72]*[.D72]+[.$B$5]*[.D72]*[.D72]+[.$B$6]*[.D72]+[.$B$7]" office:value-type="float" office:value="6.50289" calcext:value-type="float">
            <text:p>6,50289</text:p>
          </table:table-cell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table:formula="of:=[.$B$4]*[.D73]*[.D73]*[.D73]+[.$B$5]*[.D73]*[.D73]+[.$B$6]*[.D73]+[.$B$7]" office:value-type="float" office:value="6.63552" calcext:value-type="float">
            <text:p>6,63552</text:p>
          </table:table-cell>
        </table:table-row>
        <table:table-row table:style-name="ro2">
          <table:table-cell table:number-columns-repeated="3"/>
          <table:table-cell office:value-type="float" office:value="73" calcext:value-type="float">
            <text:p>73</text:p>
          </table:table-cell>
          <table:table-cell table:formula="of:=[.$B$4]*[.D74]*[.D74]*[.D74]+[.$B$5]*[.D74]*[.D74]+[.$B$6]*[.D74]+[.$B$7]" office:value-type="float" office:value="6.76783" calcext:value-type="float">
            <text:p>6,76783</text:p>
          </table:table-cell>
        </table:table-row>
        <table:table-row table:style-name="ro2">
          <table:table-cell table:number-columns-repeated="3"/>
          <table:table-cell office:value-type="float" office:value="74" calcext:value-type="float">
            <text:p>74</text:p>
          </table:table-cell>
          <table:table-cell table:formula="of:=[.$B$4]*[.D75]*[.D75]*[.D75]+[.$B$5]*[.D75]*[.D75]+[.$B$6]*[.D75]+[.$B$7]" office:value-type="float" office:value="6.89976" calcext:value-type="float">
            <text:p>6,89976</text:p>
          </table:table-cell>
        </table:table-row>
        <table:table-row table:style-name="ro2">
          <table:table-cell table:number-columns-repeated="3"/>
          <table:table-cell office:value-type="float" office:value="75" calcext:value-type="float">
            <text:p>75</text:p>
          </table:table-cell>
          <table:table-cell table:formula="of:=[.$B$4]*[.D76]*[.D76]*[.D76]+[.$B$5]*[.D76]*[.D76]+[.$B$6]*[.D76]+[.$B$7]" office:value-type="float" office:value="7.03125" calcext:value-type="float">
            <text:p>7,03125</text:p>
          </table:table-cell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table:formula="of:=[.$B$4]*[.D77]*[.D77]*[.D77]+[.$B$5]*[.D77]*[.D77]+[.$B$6]*[.D77]+[.$B$7]" office:value-type="float" office:value="7.16224" calcext:value-type="float">
            <text:p>7,16224</text:p>
          </table:table-cell>
        </table:table-row>
        <table:table-row table:style-name="ro2">
          <table:table-cell table:number-columns-repeated="3"/>
          <table:table-cell office:value-type="float" office:value="77" calcext:value-type="float">
            <text:p>77</text:p>
          </table:table-cell>
          <table:table-cell table:formula="of:=[.$B$4]*[.D78]*[.D78]*[.D78]+[.$B$5]*[.D78]*[.D78]+[.$B$6]*[.D78]+[.$B$7]" office:value-type="float" office:value="7.29267" calcext:value-type="float">
            <text:p>7,29267</text:p>
          </table:table-cell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table:formula="of:=[.$B$4]*[.D79]*[.D79]*[.D79]+[.$B$5]*[.D79]*[.D79]+[.$B$6]*[.D79]+[.$B$7]" office:value-type="float" office:value="7.42248" calcext:value-type="float">
            <text:p>7,42248</text:p>
          </table:table-cell>
        </table:table-row>
        <table:table-row table:style-name="ro2">
          <table:table-cell table:number-columns-repeated="3"/>
          <table:table-cell office:value-type="float" office:value="79" calcext:value-type="float">
            <text:p>79</text:p>
          </table:table-cell>
          <table:table-cell table:formula="of:=[.$B$4]*[.D80]*[.D80]*[.D80]+[.$B$5]*[.D80]*[.D80]+[.$B$6]*[.D80]+[.$B$7]" office:value-type="float" office:value="7.55161" calcext:value-type="float">
            <text:p>7,55161</text:p>
          </table:table-cell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formula="of:=[.$B$4]*[.D81]*[.D81]*[.D81]+[.$B$5]*[.D81]*[.D81]+[.$B$6]*[.D81]+[.$B$7]" office:value-type="float" office:value="7.68" calcext:value-type="float">
            <text:p>7,68</text:p>
          </table:table-cell>
        </table:table-row>
        <table:table-row table:style-name="ro2">
          <table:table-cell table:number-columns-repeated="3"/>
          <table:table-cell office:value-type="float" office:value="81" calcext:value-type="float">
            <text:p>81</text:p>
          </table:table-cell>
          <table:table-cell table:formula="of:=[.$B$4]*[.D82]*[.D82]*[.D82]+[.$B$5]*[.D82]*[.D82]+[.$B$6]*[.D82]+[.$B$7]" office:value-type="float" office:value="7.80759" calcext:value-type="float">
            <text:p>7,80759</text:p>
          </table:table-cell>
        </table:table-row>
        <table:table-row table:style-name="ro2">
          <table:table-cell table:number-columns-repeated="3"/>
          <table:table-cell office:value-type="float" office:value="82" calcext:value-type="float">
            <text:p>82</text:p>
          </table:table-cell>
          <table:table-cell table:formula="of:=[.$B$4]*[.D83]*[.D83]*[.D83]+[.$B$5]*[.D83]*[.D83]+[.$B$6]*[.D83]+[.$B$7]" office:value-type="float" office:value="7.93432" calcext:value-type="float">
            <text:p>7,93432</text:p>
          </table:table-cell>
        </table:table-row>
        <table:table-row table:style-name="ro2">
          <table:table-cell table:number-columns-repeated="3"/>
          <table:table-cell office:value-type="float" office:value="83" calcext:value-type="float">
            <text:p>83</text:p>
          </table:table-cell>
          <table:table-cell table:formula="of:=[.$B$4]*[.D84]*[.D84]*[.D84]+[.$B$5]*[.D84]*[.D84]+[.$B$6]*[.D84]+[.$B$7]" office:value-type="float" office:value="8.06013" calcext:value-type="float">
            <text:p>8,06013</text:p>
          </table:table-cell>
        </table:table-row>
        <table:table-row table:style-name="ro2">
          <table:table-cell table:number-columns-repeated="3"/>
          <table:table-cell office:value-type="float" office:value="84" calcext:value-type="float">
            <text:p>84</text:p>
          </table:table-cell>
          <table:table-cell table:formula="of:=[.$B$4]*[.D85]*[.D85]*[.D85]+[.$B$5]*[.D85]*[.D85]+[.$B$6]*[.D85]+[.$B$7]" office:value-type="float" office:value="8.18496" calcext:value-type="float">
            <text:p>8,18496</text:p>
          </table:table-cell>
        </table:table-row>
        <table:table-row table:style-name="ro2">
          <table:table-cell table:number-columns-repeated="3"/>
          <table:table-cell office:value-type="float" office:value="85" calcext:value-type="float">
            <text:p>85</text:p>
          </table:table-cell>
          <table:table-cell table:formula="of:=[.$B$4]*[.D86]*[.D86]*[.D86]+[.$B$5]*[.D86]*[.D86]+[.$B$6]*[.D86]+[.$B$7]" office:value-type="float" office:value="8.30875" calcext:value-type="float">
            <text:p>8,30875</text:p>
          </table:table-cell>
        </table:table-row>
        <table:table-row table:style-name="ro2">
          <table:table-cell table:number-columns-repeated="3"/>
          <table:table-cell office:value-type="float" office:value="86" calcext:value-type="float">
            <text:p>86</text:p>
          </table:table-cell>
          <table:table-cell table:formula="of:=[.$B$4]*[.D87]*[.D87]*[.D87]+[.$B$5]*[.D87]*[.D87]+[.$B$6]*[.D87]+[.$B$7]" office:value-type="float" office:value="8.43144" calcext:value-type="float">
            <text:p>8,43144</text:p>
          </table:table-cell>
        </table:table-row>
        <table:table-row table:style-name="ro2">
          <table:table-cell table:number-columns-repeated="3"/>
          <table:table-cell office:value-type="float" office:value="87" calcext:value-type="float">
            <text:p>87</text:p>
          </table:table-cell>
          <table:table-cell table:formula="of:=[.$B$4]*[.D88]*[.D88]*[.D88]+[.$B$5]*[.D88]*[.D88]+[.$B$6]*[.D88]+[.$B$7]" office:value-type="float" office:value="8.55297" calcext:value-type="float">
            <text:p>8,55297</text:p>
          </table:table-cell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table:formula="of:=[.$B$4]*[.D89]*[.D89]*[.D89]+[.$B$5]*[.D89]*[.D89]+[.$B$6]*[.D89]+[.$B$7]" office:value-type="float" office:value="8.67328" calcext:value-type="float">
            <text:p>8,67328</text:p>
          </table:table-cell>
        </table:table-row>
        <table:table-row table:style-name="ro2">
          <table:table-cell table:number-columns-repeated="3"/>
          <table:table-cell office:value-type="float" office:value="89" calcext:value-type="float">
            <text:p>89</text:p>
          </table:table-cell>
          <table:table-cell table:formula="of:=[.$B$4]*[.D90]*[.D90]*[.D90]+[.$B$5]*[.D90]*[.D90]+[.$B$6]*[.D90]+[.$B$7]" office:value-type="float" office:value="8.79231" calcext:value-type="float">
            <text:p>8,79231</text:p>
          </table:table-cell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table:formula="of:=[.$B$4]*[.D91]*[.D91]*[.D91]+[.$B$5]*[.D91]*[.D91]+[.$B$6]*[.D91]+[.$B$7]" office:value-type="float" office:value="8.91" calcext:value-type="float">
            <text:p>8,91</text:p>
          </table:table-cell>
        </table:table-row>
        <table:table-row table:style-name="ro2">
          <table:table-cell table:number-columns-repeated="3"/>
          <table:table-cell office:value-type="float" office:value="91" calcext:value-type="float">
            <text:p>91</text:p>
          </table:table-cell>
          <table:table-cell table:formula="of:=[.$B$4]*[.D92]*[.D92]*[.D92]+[.$B$5]*[.D92]*[.D92]+[.$B$6]*[.D92]+[.$B$7]" office:value-type="float" office:value="9.02629" calcext:value-type="float">
            <text:p>9,02629</text:p>
          </table:table-cell>
        </table:table-row>
        <table:table-row table:style-name="ro2">
          <table:table-cell table:number-columns-repeated="3"/>
          <table:table-cell office:value-type="float" office:value="92" calcext:value-type="float">
            <text:p>92</text:p>
          </table:table-cell>
          <table:table-cell table:formula="of:=[.$B$4]*[.D93]*[.D93]*[.D93]+[.$B$5]*[.D93]*[.D93]+[.$B$6]*[.D93]+[.$B$7]" office:value-type="float" office:value="9.14112" calcext:value-type="float">
            <text:p>9,14112</text:p>
          </table:table-cell>
        </table:table-row>
        <table:table-row table:style-name="ro2">
          <table:table-cell table:number-columns-repeated="3"/>
          <table:table-cell office:value-type="float" office:value="93" calcext:value-type="float">
            <text:p>93</text:p>
          </table:table-cell>
          <table:table-cell table:formula="of:=[.$B$4]*[.D94]*[.D94]*[.D94]+[.$B$5]*[.D94]*[.D94]+[.$B$6]*[.D94]+[.$B$7]" office:value-type="float" office:value="9.25443" calcext:value-type="float">
            <text:p>9,25443</text:p>
          </table:table-cell>
        </table:table-row>
        <table:table-row table:style-name="ro2">
          <table:table-cell table:number-columns-repeated="3"/>
          <table:table-cell office:value-type="float" office:value="94" calcext:value-type="float">
            <text:p>94</text:p>
          </table:table-cell>
          <table:table-cell table:formula="of:=[.$B$4]*[.D95]*[.D95]*[.D95]+[.$B$5]*[.D95]*[.D95]+[.$B$6]*[.D95]+[.$B$7]" office:value-type="float" office:value="9.36616" calcext:value-type="float">
            <text:p>9,36616</text:p>
          </table:table-cell>
        </table:table-row>
        <table:table-row table:style-name="ro2">
          <table:table-cell table:number-columns-repeated="3"/>
          <table:table-cell office:value-type="float" office:value="95" calcext:value-type="float">
            <text:p>95</text:p>
          </table:table-cell>
          <table:table-cell table:formula="of:=[.$B$4]*[.D96]*[.D96]*[.D96]+[.$B$5]*[.D96]*[.D96]+[.$B$6]*[.D96]+[.$B$7]" office:value-type="float" office:value="9.47625" calcext:value-type="float">
            <text:p>9,47625</text:p>
          </table:table-cell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table:formula="of:=[.$B$4]*[.D97]*[.D97]*[.D97]+[.$B$5]*[.D97]*[.D97]+[.$B$6]*[.D97]+[.$B$7]" office:value-type="float" office:value="9.58464" calcext:value-type="float">
            <text:p>9,58464</text:p>
          </table:table-cell>
        </table:table-row>
        <table:table-row table:style-name="ro2">
          <table:table-cell table:number-columns-repeated="3"/>
          <table:table-cell office:value-type="float" office:value="97" calcext:value-type="float">
            <text:p>97</text:p>
          </table:table-cell>
          <table:table-cell table:formula="of:=[.$B$4]*[.D98]*[.D98]*[.D98]+[.$B$5]*[.D98]*[.D98]+[.$B$6]*[.D98]+[.$B$7]" office:value-type="float" office:value="9.69127" calcext:value-type="float">
            <text:p>9,69127</text:p>
          </table:table-cell>
        </table:table-row>
        <table:table-row table:style-name="ro2">
          <table:table-cell table:number-columns-repeated="3"/>
          <table:table-cell office:value-type="float" office:value="98" calcext:value-type="float">
            <text:p>98</text:p>
          </table:table-cell>
          <table:table-cell table:formula="of:=[.$B$4]*[.D99]*[.D99]*[.D99]+[.$B$5]*[.D99]*[.D99]+[.$B$6]*[.D99]+[.$B$7]" office:value-type="float" office:value="9.79608" calcext:value-type="float">
            <text:p>9,79608</text:p>
          </table:table-cell>
        </table:table-row>
        <table:table-row table:style-name="ro2">
          <table:table-cell table:number-columns-repeated="3"/>
          <table:table-cell office:value-type="float" office:value="99" calcext:value-type="float">
            <text:p>99</text:p>
          </table:table-cell>
          <table:table-cell table:formula="of:=[.$B$4]*[.D100]*[.D100]*[.D100]+[.$B$5]*[.D100]*[.D100]+[.$B$6]*[.D100]+[.$B$7]" office:value-type="float" office:value="9.89901" calcext:value-type="float">
            <text:p>9,89901</text:p>
          </table:table-cell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$B$4]*[.D101]*[.D101]*[.D101]+[.$B$5]*[.D101]*[.D101]+[.$B$6]*[.D101]+[.$B$7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22:06:29.84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5:11:51.216000000</meta:creation-date>
    <dc:date>2023-01-23T22:53:17.341000000</dc:date>
    <meta:editing-duration>PT1H12M41S</meta:editing-duration>
    <meta:editing-cycles>5</meta:editing-cycles>
    <meta:generator>LibreOffice/7.2.7.2$Windows_X86_64 LibreOffice_project/8d71d29d553c0f7dcbfa38fbfda25ee34cce99a2</meta:generator>
    <meta:document-statistic meta:table-count="1" meta:cell-count="21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oglio1.E1:Foglio1.E101" svg:x="0.32cm" svg:y="0.18cm" svg:width="12.428cm" svg:height="8.64cm">
          <chart:coordinate-region svg:x="0.941cm" svg:y="0.379cm" svg:width="11.666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E1:Foglio1.E101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E1:Foglio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73">
                <text:p>0.01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36">
                <text:p>0.03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75">
                <text:p>0.04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84">
                <text:p>0.06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457">
                <text:p>0.09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288">
                <text:p>0.12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471">
                <text:p>0.15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869">
                <text:p>0.22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72">
                <text:p>0.27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603">
                <text:p>0.31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456">
                <text:p>0.36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625">
                <text:p>0.41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104">
                <text:p>0.47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887">
                <text:p>0.52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968">
                <text:p>0.58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341">
                <text:p>0.65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939">
                <text:p>0.78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152">
                <text:p>0.86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633">
                <text:p>0.93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376">
                <text:p>1.01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7624">
                <text:p>1.17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6117">
                <text:p>1.26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4848">
                <text:p>1.34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3811">
                <text:p>1.43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2409">
                <text:p>1.62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2032">
                <text:p>1.72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863">
                <text:p>1.81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1896">
                <text:p>1.91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2125">
                <text:p>2.02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2544">
                <text:p>2.12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3147">
                <text:p>2.23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3928">
                <text:p>2.33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4881">
                <text:p>2.44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7279">
                <text:p>2.67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8712">
                <text:p>2.78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0293">
                <text:p>2.90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2016">
                <text:p>3.02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3875">
                <text:p>3.13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5864">
                <text:p>3.25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7977">
                <text:p>3.37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50208">
                <text:p>3.50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2551">
                <text:p>3.62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7549">
                <text:p>3.87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00192">
                <text:p>4.00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2923">
                <text:p>4.12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5736">
                <text:p>4.257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8625">
                <text:p>4.38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1584">
                <text:p>4.51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4607">
                <text:p>4.64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77688">
                <text:p>4.77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0821">
                <text:p>4.908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17219">
                <text:p>5.17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30472">
                <text:p>5.30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3753">
                <text:p>5.43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7056">
                <text:p>5.57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70375">
                <text:p>5.70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83704">
                <text:p>5.83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7037">
                <text:p>5.97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0368">
                <text:p>6.10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3691">
                <text:p>6.236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0289">
                <text:p>6.50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3552">
                <text:p>6.63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6783">
                <text:p>6.767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9976">
                <text:p>6.89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03125">
                <text:p>7.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6224">
                <text:p>7.16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29267">
                <text:p>7.292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42248">
                <text:p>7.42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55161">
                <text:p>7.55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80759">
                <text:p>7.80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93432">
                <text:p>7.93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06013">
                <text:p>8.06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18496">
                <text:p>8.18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30875">
                <text:p>8.30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43144">
                <text:p>8.43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55297">
                <text:p>8.552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7328">
                <text:p>8.673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79231">
                <text:p>8.792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2629">
                <text:p>9.026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4112">
                <text:p>9.14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5443">
                <text:p>9.254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6616">
                <text:p>9.36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7625">
                <text:p>9.47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8464">
                <text:p>9.58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127">
                <text:p>9.69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608">
                <text:p>9.79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01">
                <text:p>9.899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